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0.368727633468505" calcext:value-type="float">
            <text:p>0.368727633468505</text:p>
          </table:table-cell>
        </table:table-row>
        <table:table-row table:style-name="ro1">
          <table:table-cell office:value-type="string" calcext:value-type="string">
            <text:p>Alain</text:p>
          </table:table-cell>
          <table:table-cell office:value-type="string" calcext:value-type="string">
            <text:p>Prost</text:p>
          </table:table-cell>
          <table:table-cell office:value-type="float" office:value="0.34730499312208" calcext:value-type="float">
            <text:p>0.34730499312208</text:p>
          </table:table-cell>
        </table:table-row>
        <table:table-row table:style-name="ro1">
          <table:table-cell office:value-type="string" calcext:value-type="string">
            <text:p>Juan Manuel</text:p>
          </table:table-cell>
          <table:table-cell office:value-type="string" calcext:value-type="string">
            <text:p>Fangio</text:p>
          </table:table-cell>
          <table:table-cell office:value-type="float" office:value="0.341006860685004" calcext:value-type="float">
            <text:p>0.341006860685004</text:p>
          </table:table-cell>
        </table:table-row>
        <table:table-row table:style-name="ro1">
          <table:table-cell office:value-type="string" calcext:value-type="string">
            <text:p>Ayrton</text:p>
          </table:table-cell>
          <table:table-cell office:value-type="string" calcext:value-type="string">
            <text:p>Senna</text:p>
          </table:table-cell>
          <table:table-cell office:value-type="float" office:value="0.324001684248124" calcext:value-type="float">
            <text:p>0.324001684248124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0.305815969520368" calcext:value-type="float">
            <text:p>0.305815969520368</text:p>
          </table:table-cell>
        </table:table-row>
        <table:table-row table:style-name="ro1">
          <table:table-cell office:value-type="string" calcext:value-type="string">
            <text:p>Nino</text:p>
          </table:table-cell>
          <table:table-cell office:value-type="string" calcext:value-type="string">
            <text:p>Farina</text:p>
          </table:table-cell>
          <table:table-cell office:value-type="float" office:value="0.30040783506596" calcext:value-type="float">
            <text:p>0.30040783506596</text:p>
          </table:table-cell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0.298343884747181" calcext:value-type="float">
            <text:p>0.298343884747181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>Ascari</text:p>
          </table:table-cell>
          <table:table-cell office:value-type="float" office:value="0.297996376860243" calcext:value-type="float">
            <text:p>0.297996376860243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0.296902554325476" calcext:value-type="float">
            <text:p>0.29690255432547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Verstappen</text:p>
          </table:table-cell>
          <table:table-cell office:value-type="float" office:value="0.285211447917099" calcext:value-type="float">
            <text:p>0.285211447917099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0.281187866380151" calcext:value-type="float">
            <text:p>0.281187866380151</text:p>
          </table:table-cell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0.27259191208252" calcext:value-type="float">
            <text:p>0.27259191208252</text:p>
          </table:table-cell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Stewart</text:p>
          </table:table-cell>
          <table:table-cell office:value-type="float" office:value="0.267289860068934" calcext:value-type="float">
            <text:p>0.267289860068934</text:p>
          </table:table-cell>
        </table:table-row>
        <table:table-row table:style-name="ro1">
          <table:table-cell office:value-type="string" calcext:value-type="string">
            <text:p>Mika</text:p>
          </table:table-cell>
          <table:table-cell office:value-type="string" calcext:value-type="string">
            <text:p>Hakkinen</text:p>
          </table:table-cell>
          <table:table-cell office:value-type="float" office:value="0.265091136485865" calcext:value-type="float">
            <text:p>0.265091136485865</text:p>
          </table:table-cell>
        </table:table-row>
        <table:table-row table:style-name="ro1">
          <table:table-cell office:value-type="string" calcext:value-type="string">
            <text:p>Niki</text:p>
          </table:table-cell>
          <table:table-cell office:value-type="string" calcext:value-type="string">
            <text:p>Lauda</text:p>
          </table:table-cell>
          <table:table-cell office:value-type="float" office:value="0.263870169040567" calcext:value-type="float">
            <text:p>0.263870169040567</text:p>
          </table:table-cell>
        </table:table-row>
        <table:table-row table:style-name="ro1">
          <table:table-cell office:value-type="string" calcext:value-type="string">
            <text:p>Denny</text:p>
          </table:table-cell>
          <table:table-cell office:value-type="string" calcext:value-type="string">
            <text:p>Hulme</text:p>
          </table:table-cell>
          <table:table-cell office:value-type="float" office:value="0.262747487202992" calcext:value-type="float">
            <text:p>0.262747487202992</text:p>
          </table:table-cell>
        </table:table-row>
        <table:table-row table:style-name="ro1">
          <table:table-cell office:value-type="string" calcext:value-type="string">
            <text:p>Damon</text:p>
          </table:table-cell>
          <table:table-cell office:value-type="string" calcext:value-type="string">
            <text:p>Hill</text:p>
          </table:table-cell>
          <table:table-cell office:value-type="float" office:value="0.254168206451241" calcext:value-type="float">
            <text:p>0.254168206451241</text:p>
          </table:table-cell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Clark</text:p>
          </table:table-cell>
          <table:table-cell office:value-type="float" office:value="0.251032147077759" calcext:value-type="float">
            <text:p>0.251032147077759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Hawthorn</text:p>
          </table:table-cell>
          <table:table-cell office:value-type="float" office:value="0.250619301656639" calcext:value-type="float">
            <text:p>0.250619301656639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Piquet</text:p>
          </table:table-cell>
          <table:table-cell office:value-type="float" office:value="0.242359646193356" calcext:value-type="float">
            <text:p>0.242359646193356</text:p>
          </table:table-cell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0.234424808629847" calcext:value-type="float">
            <text:p>0.234424808629847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ill</text:p>
          </table:table-cell>
          <table:table-cell office:value-type="float" office:value="0.232052109335108" calcext:value-type="float">
            <text:p>0.232052109335108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Hill</text:p>
          </table:table-cell>
          <table:table-cell office:value-type="float" office:value="0.231081600532253" calcext:value-type="float">
            <text:p>0.231081600532253</text:p>
          </table:table-cell>
        </table:table-row>
        <table:table-row table:style-name="ro1">
          <table:table-cell office:value-type="string" calcext:value-type="string">
            <text:p>Jochen</text:p>
          </table:table-cell>
          <table:table-cell office:value-type="string" calcext:value-type="string">
            <text:p>Rindt</text:p>
          </table:table-cell>
          <table:table-cell office:value-type="float" office:value="0.230752947192342" calcext:value-type="float">
            <text:p>0.230752947192342</text:p>
          </table:table-cell>
        </table:table-row>
        <table:table-row table:style-name="ro1">
          <table:table-cell office:value-type="string" calcext:value-type="string">
            <text:p>Nigel</text:p>
          </table:table-cell>
          <table:table-cell office:value-type="string" calcext:value-type="string">
            <text:p>Mansell</text:p>
          </table:table-cell>
          <table:table-cell office:value-type="float" office:value="0.229991728866899" calcext:value-type="float">
            <text:p>0.229991728866899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Brabham</text:p>
          </table:table-cell>
          <table:table-cell office:value-type="float" office:value="0.210076790298" calcext:value-type="float">
            <text:p>0.210076790298</text:p>
          </table:table-cell>
        </table:table-row>
        <table:table-row table:style-name="ro1">
          <table:table-cell office:value-type="string" calcext:value-type="string">
            <text:p>Jody</text:p>
          </table:table-cell>
          <table:table-cell office:value-type="string" calcext:value-type="string">
            <text:p>Scheckter</text:p>
          </table:table-cell>
          <table:table-cell office:value-type="float" office:value="0.209271935311551" calcext:value-type="float">
            <text:p>0.209271935311551</text:p>
          </table:table-cell>
        </table:table-row>
        <table:table-row table:style-name="ro1">
          <table:table-cell office:value-type="string" calcext:value-type="string">
            <text:p>Keke</text:p>
          </table:table-cell>
          <table:table-cell office:value-type="string" calcext:value-type="string">
            <text:p>Rosberg</text:p>
          </table:table-cell>
          <table:table-cell office:value-type="float" office:value="0.202516784205564" calcext:value-type="float">
            <text:p>0.202516784205564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0.201727135858233" calcext:value-type="float">
            <text:p>0.201727135858233</text:p>
          </table:table-cell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Fittipaldi</text:p>
          </table:table-cell>
          <table:table-cell office:value-type="float" office:value="0.190859447479847" calcext:value-type="float">
            <text:p>0.190859447479847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Hunt</text:p>
          </table:table-cell>
          <table:table-cell office:value-type="float" office:value="0.179322832146598" calcext:value-type="float">
            <text:p>0.179322832146598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urtees</text:p>
          </table:table-cell>
          <table:table-cell office:value-type="float" office:value="0.179210481313401" calcext:value-type="float">
            <text:p>0.179210481313401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Jones</text:p>
          </table:table-cell>
          <table:table-cell office:value-type="float" office:value="0.173291460416474" calcext:value-type="float">
            <text:p>0.173291460416474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Andretti</text:p>
          </table:table-cell>
          <table:table-cell office:value-type="float" office:value="0.173281953227131" calcext:value-type="float">
            <text:p>0.173281953227131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0.460535720791232" calcext:value-type="float">
            <text:p>0.460535720791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Manuel</text:p>
          </table:table-cell>
          <table:table-cell office:value-type="string" calcext:value-type="string">
            <text:p>Fangio</text:p>
          </table:table-cell>
          <table:table-cell office:value-type="float" office:value="0.405587276392028" calcext:value-type="float">
            <text:p>0.40558727639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in</text:p>
          </table:table-cell>
          <table:table-cell office:value-type="string" calcext:value-type="string">
            <text:p>Prost</text:p>
          </table:table-cell>
          <table:table-cell office:value-type="float" office:value="0.40358330056973" calcext:value-type="float">
            <text:p>0.40358330056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0.402603026635756" calcext:value-type="float">
            <text:p>0.402603026635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0.394993886123816" calcext:value-type="float">
            <text:p>0.394993886123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Verstappen</text:p>
          </table:table-cell>
          <table:table-cell office:value-type="float" office:value="0.389999841411897" calcext:value-type="float">
            <text:p>0.389999841411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0.382157158768109" calcext:value-type="float">
            <text:p>0.38215715876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0.375979699414613" calcext:value-type="float">
            <text:p>0.375979699414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rton</text:p>
          </table:table-cell>
          <table:table-cell office:value-type="string" calcext:value-type="string">
            <text:p>Senna</text:p>
          </table:table-cell>
          <table:table-cell office:value-type="float" office:value="0.374879317401654" calcext:value-type="float">
            <text:p>0.374879317401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>Ascari</text:p>
          </table:table-cell>
          <table:table-cell office:value-type="float" office:value="0.361183841867527" calcext:value-type="float">
            <text:p>0.361183841867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0.355054545461567" calcext:value-type="float">
            <text:p>0.355054545461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o</text:p>
          </table:table-cell>
          <table:table-cell office:value-type="string" calcext:value-type="string">
            <text:p>Farina</text:p>
          </table:table-cell>
          <table:table-cell office:value-type="float" office:value="0.354595892738667" calcext:value-type="float">
            <text:p>0.354595892738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ki</text:p>
          </table:table-cell>
          <table:table-cell office:value-type="string" calcext:value-type="string">
            <text:p>Lauda</text:p>
          </table:table-cell>
          <table:table-cell office:value-type="float" office:value="0.329432544828566" calcext:value-type="float">
            <text:p>0.329432544828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ny</text:p>
          </table:table-cell>
          <table:table-cell office:value-type="string" calcext:value-type="string">
            <text:p>Hulme</text:p>
          </table:table-cell>
          <table:table-cell office:value-type="float" office:value="0.326132022864382" calcext:value-type="float">
            <text:p>0.326132022864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a</text:p>
          </table:table-cell>
          <table:table-cell office:value-type="string" calcext:value-type="string">
            <text:p>Hakkinen</text:p>
          </table:table-cell>
          <table:table-cell office:value-type="float" office:value="0.323682436307635" calcext:value-type="float">
            <text:p>0.323682436307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Stewart</text:p>
          </table:table-cell>
          <table:table-cell office:value-type="float" office:value="0.321839056880984" calcext:value-type="float">
            <text:p>0.321839056880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Hawthorn</text:p>
          </table:table-cell>
          <table:table-cell office:value-type="float" office:value="0.316198277792516" calcext:value-type="float">
            <text:p>0.316198277792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0.310493550322209" calcext:value-type="float">
            <text:p>0.31049355032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Piquet</text:p>
          </table:table-cell>
          <table:table-cell office:value-type="float" office:value="0.310112715642944" calcext:value-type="float">
            <text:p>0.310112715642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ill</text:p>
          </table:table-cell>
          <table:table-cell office:value-type="float" office:value="0.30246044677189" calcext:value-type="float">
            <text:p>0.30246044677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Clark</text:p>
          </table:table-cell>
          <table:table-cell office:value-type="float" office:value="0.300835263511155" calcext:value-type="float">
            <text:p>0.300835263511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on</text:p>
          </table:table-cell>
          <table:table-cell office:value-type="string" calcext:value-type="string">
            <text:p>Hill</text:p>
          </table:table-cell>
          <table:table-cell office:value-type="float" office:value="0.293650557742978" calcext:value-type="float">
            <text:p>0.293650557742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chen</text:p>
          </table:table-cell>
          <table:table-cell office:value-type="string" calcext:value-type="string">
            <text:p>Rindt</text:p>
          </table:table-cell>
          <table:table-cell office:value-type="float" office:value="0.28562328756555" calcext:value-type="float">
            <text:p>0.28562328756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l</text:p>
          </table:table-cell>
          <table:table-cell office:value-type="string" calcext:value-type="string">
            <text:p>Mansell</text:p>
          </table:table-cell>
          <table:table-cell office:value-type="float" office:value="0.284232904602695" calcext:value-type="float">
            <text:p>0.284232904602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Hill</text:p>
          </table:table-cell>
          <table:table-cell office:value-type="float" office:value="0.28408502617519" calcext:value-type="float">
            <text:p>0.28408502617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Brabham</text:p>
          </table:table-cell>
          <table:table-cell office:value-type="float" office:value="0.270802796197926" calcext:value-type="float">
            <text:p>0.270802796197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0.265424828466887" calcext:value-type="float">
            <text:p>0.265424828466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dy</text:p>
          </table:table-cell>
          <table:table-cell office:value-type="string" calcext:value-type="string">
            <text:p>Scheckter</text:p>
          </table:table-cell>
          <table:table-cell office:value-type="float" office:value="0.264075884312675" calcext:value-type="float">
            <text:p>0.264075884312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ke</text:p>
          </table:table-cell>
          <table:table-cell office:value-type="string" calcext:value-type="string">
            <text:p>Rosberg</text:p>
          </table:table-cell>
          <table:table-cell office:value-type="float" office:value="0.254467529546712" calcext:value-type="float">
            <text:p>0.254467529546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Fittipaldi</text:p>
          </table:table-cell>
          <table:table-cell office:value-type="float" office:value="0.246908280933124" calcext:value-type="float">
            <text:p>0.246908280933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urtees</text:p>
          </table:table-cell>
          <table:table-cell office:value-type="float" office:value="0.238196185719526" calcext:value-type="float">
            <text:p>0.238196185719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Hunt</text:p>
          </table:table-cell>
          <table:table-cell office:value-type="float" office:value="0.226160856927821" calcext:value-type="float">
            <text:p>0.226160856927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Andretti</text:p>
          </table:table-cell>
          <table:table-cell office:value-type="float" office:value="0.222078022782548" calcext:value-type="float">
            <text:p>0.222078022782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Jones</text:p>
          </table:table-cell>
          <table:table-cell office:value-type="float" office:value="0.221708207163046" calcext:value-type="float">
            <text:p>0.2217082071630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23:46:37.330763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0:11:18.735634264</meta:creation-date>
    <dc:date>2022-02-17T23:52:09.185697787</dc:date>
    <meta:editing-duration>PT3H18M12S</meta:editing-duration>
    <meta:editing-cycles>2</meta:editing-cycles>
    <meta:generator>LibreOffice/6.4.7.2$Linux_X86_64 LibreOffice_project/40$Build-2</meta:generator>
    <meta:document-statistic meta:table-count="2" meta:cell-count="204" meta:object-count="0"/>
  </office:meta>
</office:document-meta>
</file>